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5-11-24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5-09-1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5-08-2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5-07-2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5-06-1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5-05-0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5-04-04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5-03-1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5-02-2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5-01-10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12-10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11-14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10-30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09-1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08-0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07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06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05-0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04-1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03-12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02-2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4-01-1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3-12-0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3-11-0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3-10-3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3-09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3-08-1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3-07-2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3-06-1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3-05-3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3-04-1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3-03-0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3-02-28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12-0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11-2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10-1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08-09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07-1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06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05-0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04-0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03-0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02-1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2-01-1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12-2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11-2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10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09-1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08-10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07-1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06-15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05-1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04-1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03-0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02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1-01-0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0-12-02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0-11-0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0-10-1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0-09-1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0-08-26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0-07-2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0-06-2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0-05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0-04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20-01-1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12-17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11-21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10-0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09-2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08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07-1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06-1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05-0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04-1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03-2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02-2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9-01-31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12-1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11-2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10-2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09-2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08-30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07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06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05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04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03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02-2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8-01-3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12-2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10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09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08-3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07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05-2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04-2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03-29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02-16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7-01-1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12-13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11-0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10-1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09-1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08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07-1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06-2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05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04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03-1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02-1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6-01-2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12-1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11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10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09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08-2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07-2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06-2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05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04-23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03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0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5-01-15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4-12-17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4-11-20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4-10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4-09-26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4-08-29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4-07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4-06-1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4-05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4-04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4-03-27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3-10-1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3-09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3-08-1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3-05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3-04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3-03-1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3-02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2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2-09-0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2-05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2-04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2-03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2-02-1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2-01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1-06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1-05-1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1-03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12-1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02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1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7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8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7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6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6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6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6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6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19119391301</text:p>
          </table:table-cell>
          <table:table-cell office:value-type="string" calcext:value-type="string">
            <text:p>004N027W13R001S</text:p>
          </table:table-cell>
          <table:table-cell office:value-type="string" calcext:value-type="string">
            <text:p>196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88" meta:object-count="0"/>
    <meta:user-defined meta:name="AppVersion">3.0</meta:user-defined>
  </office:meta>
</office:document-meta>
</file>